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E0000026EE324090FF55E950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Miriam Mono CLM" svg:font-family="'Miriam Mono CL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398cm" fo:min-width="1.6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398cm" fo:min-width="1.3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1.64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1.798cm" fo:min-width="4.95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3.5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2.5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398cm" fo:min-width="4.0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style:font-name="Miriam Mono CLM"/>
    </style:style>
    <style:style style:name="P4" style:family="paragraph">
      <loext:graphic-properties draw:opacity="0%"/>
      <style:paragraph-properties fo:text-align="center"/>
      <style:text-properties style:font-name="Miriam Mono CL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Miriam Mono CL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1.043cm" svg:x="0cm" svg:y="-0.043cm">
          <draw:image xlink:href="Pictures/100002010000042E0000026EE324090FF55E950F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2.2cm" svg:height="0.7cm" svg:x="4.8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9cm" svg:height="0.7cm" svg:x="4.8cm" svg:y="5.7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2cm" svg:height="0.7cm" svg:x="13.8cm" svg:y="2.4cm">
          <text:p text:style-name="P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cm" svg:y1="2.75cm" svg:x2="13.8cm" svg:y2="2.75cm" draw:start-shape="id1" draw:start-glue-point="1" draw:end-shape="id2" draw:end-glue-point="3" svg:d="M7000 2750h6800" svg:viewBox="0 0 6801 1">
          <text:p/>
        </draw:connector>
        <draw:connector draw:style-name="gr5" draw:text-style-name="P5" draw:layer="layout" draw:type="line" svg:x1="6.7cm" svg:y1="6.114cm" svg:x2="13.8cm" svg:y2="2.75cm" draw:start-shape="id3" draw:start-glue-point="1" draw:end-shape="id2" draw:end-glue-point="3" svg:d="M6700 6114l7100-3364" svg:viewBox="0 0 7101 3365">
          <text:p/>
        </draw:connector>
        <draw:custom-shape draw:style-name="gr6" draw:text-style-name="P2" xml:id="id4" draw:id="id4" draw:layer="layout" svg:width="5.51cm" svg:height="2.1cm" draw:transform="skewX (0.012915436464758) translate (3.2cm 3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5.51cm" svg:height="2.1cm" draw:transform="skewX (0.012915436464758) translate (3.2cm 6.48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4.1cm" svg:height="0.7cm" svg:x="12.7cm" svg:y="4.4cm">
          <text:p text:style-name="P3"><text:span text:style-name="T1">Code bloc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71cm" svg:y1="4.15cm" svg:x2="12.7cm" svg:y2="4.75cm" draw:start-shape="id4" draw:start-glue-point="1" draw:end-shape="id5" draw:end-glue-point="3" svg:d="M8710 4150l3990 600" svg:viewBox="0 0 3991 601">
          <text:p/>
        </draw:connector>
        <draw:connector draw:style-name="gr5" draw:text-style-name="P5" draw:layer="layout" draw:type="line" svg:x1="8.71cm" svg:y1="7.532cm" svg:x2="12.7cm" svg:y2="4.75cm" draw:start-shape="id6" draw:start-glue-point="1" draw:end-shape="id5" draw:end-glue-point="3" svg:d="M8710 7532l3990-2782" svg:viewBox="0 0 3991 2783">
          <text:p/>
        </draw:connector>
        <draw:custom-shape draw:style-name="gr8" draw:text-style-name="P4" xml:id="id8" draw:id="id8" draw:layer="layout" svg:width="3.1cm" svg:height="0.7cm" svg:x="13.4cm" svg:y="6.5cm">
          <text:p text:style-name="P3"><text:span text:style-name="T1">com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6cm" svg:height="0.7cm" svg:x="3.9cm" svg:y="3.7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4.6cm" svg:height="0.7cm" svg:x="3.9cm" svg:y="7.118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5cm" svg:y1="4.086cm" svg:x2="13.4cm" svg:y2="6.85cm" draw:start-shape="id7" draw:start-glue-point="1" draw:end-shape="id8" draw:end-glue-point="3" svg:d="M8500 4086l4900 2764" svg:viewBox="0 0 4901 2765">
          <text:p/>
        </draw:connector>
        <draw:connector draw:style-name="gr5" draw:text-style-name="P5" draw:layer="layout" draw:type="line" svg:x1="8.5cm" svg:y1="7.468cm" svg:x2="13.4cm" svg:y2="6.85cm" draw:start-shape="id9" draw:start-glue-point="1" draw:end-shape="id8" draw:end-glue-point="3" svg:d="M8500 7468l4900-618" svg:viewBox="0 0 4901 61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iriam Mono CLM" svg:font-family="'Miriam Mono CL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9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4T13:33:55.401528688</meta:creation-date>
    <dc:date>2021-05-04T13:51:43.050025522</dc:date>
    <meta:editing-duration>PT7M37S</meta:editing-duration>
    <meta:editing-cycles>1</meta:editing-cycles>
    <meta:document-statistic meta:object-count="16"/>
    <meta:generator>LibreOffice/7.0.4.2$Linux_X86_64 LibreOffice_project/00$Build-2</meta:generator>
  </office:meta>
</office:document-meta>
</file>